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fo:font-weight="bold" officeooo:rsid="00074e61" officeooo:paragraph-rsid="00074e61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officeooo:rsid="00074e61" officeooo:paragraph-rsid="00074e61"/>
    </style:style>
    <style:style style:name="P3" style:family="paragraph" style:parent-style-name="Standard">
      <style:text-properties style:font-name="Ubuntu" style:text-underline-style="solid" style:text-underline-width="auto" style:text-underline-color="font-color" officeooo:rsid="00074e61" officeooo:paragraph-rsid="00074e61"/>
    </style:style>
    <style:style style:name="P4" style:family="paragraph" style:parent-style-name="Standard">
      <style:text-properties style:font-name="Ubuntu" officeooo:rsid="000836aa" officeooo:paragraph-rsid="000836aa"/>
    </style:style>
    <style:style style:name="P5" style:family="paragraph" style:parent-style-name="Standard" style:list-style-name="L1">
      <style:text-properties style:font-name="Ubuntu" officeooo:rsid="000836aa" officeooo:paragraph-rsid="000836aa"/>
    </style:style>
    <style:style style:name="P6" style:family="paragraph" style:parent-style-name="Standard" style:list-style-name="L1">
      <style:text-properties style:font-name="Ubuntu" officeooo:rsid="0008d41f" officeooo:paragraph-rsid="0008d41f"/>
    </style:style>
    <style:style style:name="P7" style:family="paragraph" style:parent-style-name="Standard">
      <style:text-properties style:font-name="Ubuntu" officeooo:rsid="0008d41f" officeooo:paragraph-rsid="0008d41f"/>
    </style:style>
    <style:style style:name="P8" style:family="paragraph" style:parent-style-name="Standard" style:list-style-name="L2">
      <style:text-properties style:font-name="Ubuntu" officeooo:rsid="0008d41f" officeooo:paragraph-rsid="0008d41f"/>
    </style:style>
    <style:style style:name="P9" style:family="paragraph" style:parent-style-name="Standard" style:list-style-name="L3">
      <style:text-properties style:font-name="Ubuntu" officeooo:rsid="0008d41f" officeooo:paragraph-rsid="0008d41f"/>
    </style:style>
    <style:style style:name="P10" style:family="paragraph" style:parent-style-name="Standard" style:list-style-name="L3">
      <style:text-properties style:font-name="Ubuntu" officeooo:rsid="0009acb8" officeooo:paragraph-rsid="0009acb8"/>
    </style:style>
    <style:style style:name="P11" style:family="paragraph" style:parent-style-name="Standard">
      <style:text-properties style:font-name="Ubuntu" officeooo:rsid="0009acb8" officeooo:paragraph-rsid="0009acb8"/>
    </style:style>
    <style:style style:name="P12" style:family="paragraph" style:parent-style-name="Standard">
      <style:paragraph-properties fo:break-before="page"/>
      <style:text-properties style:font-name="Ubuntu" officeooo:rsid="0009acb8" officeooo:paragraph-rsid="0009acb8"/>
    </style:style>
    <style:style style:name="P13" style:family="paragraph" style:parent-style-name="Standard">
      <style:text-properties style:font-name="Ubuntu" officeooo:rsid="000a37cf" officeooo:paragraph-rsid="000a37cf"/>
    </style:style>
    <style:style style:name="P14" style:family="paragraph" style:parent-style-name="Standard" style:list-style-name="L4">
      <style:text-properties style:font-name="Ubuntu" officeooo:rsid="000a37cf" officeooo:paragraph-rsid="000a37cf"/>
    </style:style>
    <style:style style:name="P15" style:family="paragraph" style:parent-style-name="Standard">
      <style:text-properties style:font-name="Ubuntu" officeooo:rsid="000a6093" officeooo:paragraph-rsid="000a6093"/>
    </style:style>
    <style:style style:name="P16" style:family="paragraph" style:parent-style-name="Standard" style:list-style-name="L5">
      <style:text-properties style:font-name="Ubuntu" officeooo:rsid="000a6093" officeooo:paragraph-rsid="000a6093"/>
    </style:style>
    <style:style style:name="P17" style:family="paragraph" style:parent-style-name="Standard" style:list-style-name="L6">
      <style:text-properties style:font-name="Ubuntu" officeooo:rsid="000a6093" officeooo:paragraph-rsid="000a6093"/>
    </style:style>
    <style:style style:name="P18" style:family="paragraph" style:parent-style-name="Standard" style:list-style-name="L6">
      <style:text-properties style:font-name="Ubuntu" officeooo:rsid="000a64d2" officeooo:paragraph-rsid="000a64d2"/>
    </style:style>
    <style:style style:name="P19" style:family="paragraph" style:parent-style-name="Standard">
      <style:text-properties style:font-name="Ubuntu" officeooo:rsid="000a64d2" officeooo:paragraph-rsid="000a64d2"/>
    </style:style>
    <style:style style:name="P20" style:family="paragraph" style:parent-style-name="Standard" style:list-style-name="L6">
      <style:text-properties style:font-name="Ubuntu" officeooo:rsid="000bec5d" officeooo:paragraph-rsid="000bec5d"/>
    </style:style>
    <style:style style:name="P21" style:family="paragraph" style:parent-style-name="Standard">
      <style:text-properties style:font-name="Ubuntu" officeooo:rsid="000bec5d" officeooo:paragraph-rsid="000bec5d"/>
    </style:style>
    <style:style style:name="T1" style:family="text">
      <style:text-properties officeooo:rsid="0009acb8"/>
    </style:style>
    <style:style style:name="T2" style:family="text">
      <style:text-properties officeooo:rsid="000c426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_1.2 </text:p>
      <text:p text:style-name="P2"/>
      <text:p text:style-name="P3">Entornos de desarrollo</text:p>
      <text:p text:style-name="P2"/>
      <text:p text:style-name="P4">Existen de varias generaciones</text:p>
      <text:p text:style-name="P4"/>
      <text:p text:style-name="P4"/>
      <text:p text:style-name="P4">hoy en dia se va por la 5ª generacion</text:p>
      <text:p text:style-name="P4"/>
      <text:p text:style-name="P4">Clasificacion</text:p>
      <text:list xml:id="list216654232" text:style-name="L1">
        <text:list-item>
          <text:p text:style-name="P5">Nivel de abstraccion</text:p>
          <text:list>
            <text:list-item>
              <text:p text:style-name="P5">Lenguajes de bajo nivel</text:p>
            </text:list-item>
          </text:list>
        </text:list-item>
      </text:list>
      <text:p text:style-name="P4"/>
      <text:list xml:id="list195332178870254" text:continue-numbering="true" text:style-name="L1">
        <text:list-item>
          <text:p text:style-name="P5">Nivell implementacion</text:p>
          <text:list>
            <text:list-item>
              <text:p text:style-name="P5">Lenguajes de alto nivel</text:p>
            </text:list-item>
          </text:list>
        </text:list-item>
      </text:list>
      <text:p text:style-name="P4"/>
      <text:list xml:id="list195330790460219" text:continue-numbering="true" text:style-name="L1">
        <text:list-item>
          <text:p text:style-name="P6">Implementacion</text:p>
          <text:list>
            <text:list-item>
              <text:p text:style-name="P6">Lenguajes compilados</text:p>
            </text:list-item>
          </text:list>
        </text:list-item>
      </text:list>
      <text:p text:style-name="P7"/>
      <text:p text:style-name="P7"/>
      <text:p text:style-name="P7">Tipos de codigo</text:p>
      <text:list xml:id="list194031151" text:style-name="L2">
        <text:list-item>
          <text:p text:style-name="P8">Codigo fuente</text:p>
        </text:list-item>
      </text:list>
      <text:p text:style-name="P7"/>
      <text:list xml:id="list195332130809478" text:continue-numbering="true" text:style-name="L2">
        <text:list-item>
          <text:p text:style-name="P8">Código objeto</text:p>
          <text:list>
            <text:list-item>
              <text:p text:style-name="P8">Lenguaje compilado</text:p>
            </text:list-item>
            <text:list-item>
              <text:p text:style-name="P8">Virtual o mixto</text:p>
            </text:list-item>
          </text:list>
        </text:list-item>
      </text:list>
      <text:p text:style-name="P7"/>
      <text:list xml:id="list195332248745506" text:continue-numbering="true" text:style-name="L2">
        <text:list-item>
          <text:p text:style-name="P8">Código ejecutable</text:p>
        </text:list-item>
      </text:list>
      <text:p text:style-name="P7"/>
      <text:p text:style-name="P7"/>
      <text:list xml:id="list195332326358824" text:continue-numbering="true" text:style-name="L2">
        <text:list-item>
          <text:p text:style-name="P8">Es necesario usar traductores</text:p>
          <text:list>
            <text:list-item>
              <text:p text:style-name="P8">Ensambladores </text:p>
            </text:list-item>
            <text:list-item>
              <text:p text:style-name="P8">interpretes</text:p>
            </text:list-item>
            <text:list-item>
              <text:p text:style-name="P8">traductoras</text:p>
            </text:list-item>
          </text:list>
        </text:list-item>
      </text:list>
      <text:p text:style-name="P7"/>
      <text:p text:style-name="P7">Paradigmas <text:span text:style-name="T1">de programacion</text:span></text:p>
      <text:p text:style-name="P7"/>
      <text:list xml:id="list2633805172" text:style-name="L3">
        <text:list-item>
          <text:p text:style-name="P9">Imperativo</text:p>
          <text:list>
            <text:list-item>
              <text:p text:style-name="P9">Programacion estructurada</text:p>
            </text:list-item>
            <text:list-item>
              <text:p text:style-name="P9">Progracion orientada a objetos</text:p>
            </text:list-item>
          </text:list>
        </text:list-item>
      </text:list>
      <text:p text:style-name="P7"/>
      <text:p text:style-name="P7"/>
      <text:list xml:id="list195331460335427" text:continue-numbering="true" text:style-name="L3">
        <text:list-item>
          <text:p text:style-name="P10">Declarativos</text:p>
          <text:list>
            <text:list-item>
              <text:p text:style-name="P10">funcional</text:p>
            </text:list-item>
            <text:list-item>
              <text:p text:style-name="P10">Logicos</text:p>
            </text:list-item>
            <text:list-item>
              <text:p text:style-name="P10">cuanticos…</text:p>
            </text:list-item>
          </text:list>
        </text:list-item>
      </text:list>
      <text:p text:style-name="P11"/>
      <text:p text:style-name="P12"/>
      <text:p text:style-name="P13">Tipificacion: reglas para manipular los datos</text:p>
      <text:p text:style-name="P13"/>
      <text:list xml:id="list3930388960" text:style-name="L4">
        <text:list-item>
          <text:p text:style-name="P14">Estarico vs dinamico</text:p>
        </text:list-item>
        <text:list-item>
          <text:p text:style-name="P14">Debil vs fuerte</text:p>
        </text:list-item>
        <text:list-item>
          <text:p text:style-name="P14">Implicito vs explicito</text:p>
        </text:list-item>
      </text:list>
      <text:p text:style-name="P13"/>
      <text:p text:style-name="P15">FASES DEL DESARROLLO DEL SOFTWARE</text:p>
      <text:p text:style-name="P15"/>
      <text:list xml:id="list2589654659" text:style-name="L5">
        <text:list-item>
          <text:p text:style-name="P16">analisis</text:p>
        </text:list-item>
        <text:list-item>
          <text:p text:style-name="P16">diseño</text:p>
        </text:list-item>
        <text:list-item>
          <text:p text:style-name="P16">Implementacion</text:p>
        </text:list-item>
        <text:list-item>
          <text:p text:style-name="P16">pruebas</text:p>
        </text:list-item>
        <text:list-item>
          <text:p text:style-name="P16">instalacion y despliegue</text:p>
        </text:list-item>
        <text:list-item>
          <text:p text:style-name="P16">uso y mantenimiento</text:p>
        </text:list-item>
      </text:list>
      <text:p text:style-name="P15"/>
      <text:p text:style-name="P15">MODEL<text:span text:style-name="T2">O</text:span> DE CICLO DE SOFWARE</text:p>
      <text:p text:style-name="P15"/>
      <text:list xml:id="list149857188" text:style-name="L6">
        <text:list-item>
          <text:p text:style-name="P17">Modelo en cascada</text:p>
          <text:list>
            <text:list-item>
              <text:p text:style-name="P17">proyectos pequeños</text:p>
            </text:list-item>
            <text:list-item>
              <text:p text:style-name="P17">Poco usado</text:p>
            </text:list-item>
          </text:list>
        </text:list-item>
      </text:list>
      <text:p text:style-name="P15"/>
      <text:list xml:id="list195330778045251" text:continue-numbering="true" text:style-name="L6">
        <text:list-item>
          <text:p text:style-name="P17">Modelo por prototipos</text:p>
          <text:list>
            <text:list-item>
              <text:p text:style-name="P17">crea modulos presentables</text:p>
            </text:list-item>
            <text:list-item>
              <text:p text:style-name="P17">proceso lento pero fiable</text:p>
            </text:list-item>
          </text:list>
        </text:list-item>
      </text:list>
      <text:p text:style-name="P15"/>
      <text:list xml:id="list195331032084421" text:continue-numbering="true" text:style-name="L6">
        <text:list-item>
          <text:p text:style-name="P17">Modelo incremental</text:p>
          <text:list>
            <text:list-item>
              <text:p text:style-name="P18">similar a cascada pero mejorado</text:p>
            </text:list-item>
          </text:list>
        </text:list-item>
      </text:list>
      <text:p text:style-name="P19"/>
      <text:list xml:id="list195330751694162" text:continue-numbering="true" text:style-name="L6">
        <text:list-item>
          <text:p text:style-name="P18">Modelo en espiral</text:p>
          <text:list>
            <text:list-item>
              <text:p text:style-name="P18">combinacion de los modelos anteriores</text:p>
            </text:list-item>
            <text:list-item>
              <text:p text:style-name="P20">hace revisiones periodicas del proyecto durante todas sus fases</text:p>
            </text:list-item>
          </text:list>
        </text:list-item>
      </text:list>
      <text:p text:style-name="P21"/>
      <text:p text:style-name="P19"/>
      <text:p text:style-name="P19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8:18:15.118863594</meta:creation-date>
    <dc:date>2023-09-15T19:11:08.316184031</dc:date>
    <meta:editing-duration>PT30M2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187" meta:character-count="1078" meta:non-whitespace-character-count="983"/>
  </office:meta>
</office:document-meta>
</file>